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3" style:family="paragraph" style:parent-style-name="Standard">
      <style:text-properties style:font-name="Arial" fo:font-size="22pt" style:font-size-asian="22pt" style:font-size-complex="22pt"/>
    </style:style>
    <style:style style:name="P4"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style:font-name="Arial"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margin-left="0.6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margin-left="0.6cm" fo:margin-right="0cm" fo:margin-top="0cm" fo:margin-bottom="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top="0.199cm" fo:margin-bottom="0.199cm"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margin-top="0cm" fo:margin-bottom="0cm" fo:text-align="start" style:justify-single-word="false"/>
      <style:text-properties style:font-name="Arial" fo:font-size="12pt" fo:font-weight="bold" style:font-size-asian="12pt" style:font-weight-asian="bold" style:font-size-complex="12pt" style:font-weight-complex="bold"/>
    </style:style>
    <style:style style:name="P16" style:family="paragraph" style:parent-style-name="Standard">
      <style:paragraph-properties fo:margin-top="0.3cm" fo:margin-bottom="0cm" fo:text-align="center" style:justify-single-word="false"/>
      <style:text-properties style:font-name="Arial" fo:font-size="12pt" fo:font-weight="normal" style:font-size-asian="12pt" style:font-weight-asian="normal" style:font-size-complex="12pt" style:font-weight-complex="normal"/>
    </style:style>
    <style:style style:name="P17" style:family="paragraph" style:parent-style-name="Header">
      <style:text-properties style:font-name="Arial"/>
    </style:style>
    <style:style style:name="P18" style:family="paragraph" style:parent-style-name="Footer">
      <style:text-properties style:font-name="Arial"/>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float" text:name="Page"/>
        <text:variable-decl office:value-type="float" text:name="Te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Projet informatique 2<text:span text:style-name="T1">e</text:span> année</text:p>
      <text:p text:style-name="P3"/>
      <text:p text:style-name="P3"/>
      <text:p text:style-name="P4">Aide à la décision multicritè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Equipe projet</text:p>
      <text:p text:style-name="P7">DANIEL Tristan – ERCKSEN Adrien – FERNANDEZ Pierre </text:p>
      <text:p text:style-name="P7">MAZE Tanguy – MAZOUA Quentin – REDON Loïc</text:p>
      <text:p text:style-name="P6"/>
      <text:p text:style-name="P5">Tuteur du projet</text:p>
      <text:p text:style-name="P7">NERZIC Pierre</text:p>
      <text:p text:style-name="P7"><text:soft-page-break/></text:p>
      <text:p text:style-name="P7"><text:span text:style-name="T3">Sommaire</text:span></text:p>
      <text:p text:style-name="P7"/>
      <text:list xml:id="list3600842827180551890" text:style-name="L1">
        <text:list-item>
          <text:p text:style-name="P9">Introduction<text:tab/><text:tab/><text:tab/><text:tab/><text:tab/>.................................................................. <text:s/>1</text:p>
        </text:list-item>
      </text:list>
      <text:p text:style-name="P8"><text:tab/> <text:s text:c="4"/><text:span text:style-name="T5">En guise de préambule...</text:span></text:p>
      <text:p text:style-name="P8"><text:span text:style-name="T5"/></text:p>
      <text:list xml:id="list21297447" text:continue-numbering="true" text:style-name="L1">
        <text:list-item>
          <text:p text:style-name="P9">Les méthodes ELECTRE<text:tab/><text:tab/><text:tab/>.................................................................. <text:s/>2</text:p>
        </text:list-item>
      </text:list>
      <text:p text:style-name="P8"><text:tab/> <text:s text:c="4"/><text:span text:style-name="T5">Que sont-elles ? À quoi servent-elles ?</text:span></text:p>
      <text:p text:style-name="P8"/>
      <text:list xml:id="list21297864" text:continue-numbering="true" text:style-name="L1">
        <text:list-item>
          <text:p text:style-name="P9">Exemple d'utilisation<text:tab/><text:tab/><text:tab/>.................................................................. <text:s/>3</text:p>
        </text:list-item>
      </text:list>
      <text:p text:style-name="P10"><text:tab/> <text:s text:c="4"/>Quelle métode appliquer et quand ?</text:p>
      <text:p text:style-name="P10"/>
      <text:list xml:id="list21292253" text:continue-numbering="true" text:style-name="L1">
        <text:list-item>
          <text:p text:style-name="P9">Notre application<text:tab/><text:tab/><text:tab/><text:tab/>.................................................................. <text:s/>4</text:p>
        </text:list-item>
      </text:list>
      <text:p text:style-name="P10"><text:tab/> <text:s text:c="4"/>Objectifs et outils utilisés</text:p>
      <text:p text:style-name="P10"/>
      <text:list xml:id="list21302625" text:continue-numbering="true" text:style-name="L1">
        <text:list-item>
          <text:p text:style-name="P9">Problèmes à envisager<text:tab/><text:tab/><text:tab/>.................................................................. <text:s/>5</text:p>
        </text:list-item>
      </text:list>
      <text:p text:style-name="P8"><text:tab/> <text:s text:c="4"/><text:span text:style-name="T5">Obstacles et inconnues</text:span></text:p>
      <text:p text:style-name="P8"><text:span text:style-name="T5"/></text:p>
      <text:list xml:id="list21300344" text:continue-numbering="true" text:style-name="L1">
        <text:list-item>
          <text:p text:style-name="P9">Solutions proposées<text:tab/><text:tab/><text:tab/>.................................................................. <text:s/>6</text:p>
        </text:list-item>
      </text:list>
      <text:p text:style-name="P10"><text:tab/> <text:s text:c="4"/>Nos trouvailles et nos idées</text:p>
      <text:p text:style-name="P10"/>
      <text:list xml:id="list21307003" text:continue-numbering="true" text:style-name="L1">
        <text:list-item>
          <text:p text:style-name="P9">Les algorithmes et le code<text:tab/><text:tab/>.................................................................. <text:s/>7</text:p>
        </text:list-item>
      </text:list>
      <text:p text:style-name="P8"><text:tab/> <text:s text:c="4"/><text:span text:style-name="T5">Ce que nous avons déjà fait</text:span></text:p>
      <text:p text:style-name="P8"><text:span text:style-name="T5"/></text:p>
      <text:list xml:id="list21307145" text:continue-numbering="true" text:style-name="L1">
        <text:list-item>
          <text:p text:style-name="P9">Le travail à venir<text:tab/><text:tab/><text:tab/><text:tab/>.................................................................. <text:s/>8</text:p>
        </text:list-item>
      </text:list>
      <text:p text:style-name="P8"><text:tab/> <text:s text:c="4"/><text:span text:style-name="T5">Suite du projet : gestion, code, applicatio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text:span text:style-name="T3">Introduction</text:span></text:p>
      <text:p text:style-name="P7"/>
      <text:p text:style-name="P12"><text:span text:style-name="T4">Le projet</text:span></text:p>
      <text:p text:style-name="P8"><text:span text:style-name="T4"/></text:p>
      <text:p text:style-name="P14"><text:span text:style-name="T4"><text:tab/></text:span><text:span text:style-name="T6">Nous sommes six étudiants de DUT informatique, en 2e année à l'IUT de Lannion. Dans le cadre de notre formation, nous avons à réaliser un projet, qui consiste à développer une application pouvant varier selon le sujet proposé.</text:span></text:p>
      <text:p text:style-name="P14"><text:span text:style-name="T6"><text:tab/>Bien entendu, il ne s'agit pas simplement de coder ; tous les aspects et acteurs de la création d'une telle application sont représentés. Ainsi, plutôt que de se limiter à appliquer simplement les consignes toutes faites et en tirer une application générique, nous sommes amenés à gérer notre projet et notre temps, à réfléchir à notre travail, nous poser des questions, débattre, et enfin, éxécuter les résultats de tout ceci.</text:span></text:p>
      <text:p text:style-name="P15"><text:span text:style-name="T5"/></text:p>
      <text:p text:style-name="P15"><text:span text:style-name="T5"/></text:p>
      <text:p text:style-name="P13"><text:span text:style-name="T4">Le choix du sujet</text:span></text:p>
      <text:p text:style-name="P8"><text:span text:style-name="T4"/></text:p>
      <text:p text:style-name="P14"><text:span text:style-name="T4"><text:tab/></text:span><text:span text:style-name="T6">Deux choix s'offraient à nous : sélectionner un sujet parmi ceux proposés, ou créer et tenter de faire valider notre sujet. Etant un peu à court d'idées "intéressantes et utiles", nous avons étudié les sujets mis à notre disposition, et notre intérêt s'est porté sur celui concernant l'aide à la décision multicritère.</text:span></text:p>
      <text:p text:style-name="P14"><text:span text:style-name="T6"><text:tab/>Si nous avons opté pour ce sujet, c'est principalement pour deux raisons : premièrement, le fait que celui-ci concerne les méthodes d'aide à la décision ; il nous a paru intéressant d'en apprendre un peu plus sur celles-ci. Ces méthodes peuvent s'avérer utiles partout et dans de nombreuses situations du quotidien. Deuxièmement, le fait que l'application elle-même ne concerne pas l'informatique pure et dure : le travail de recherche à effectuer, les formules mathématiques et algorithmes de comparaison mis en oeuvre en employant ces méthodes... C'est un peu ce qui nous a séduit.</text:span></text:p>
      <text:p text:style-name="P8"><text:span text:style-name="T4"/></text:p>
      <text:p text:style-name="P8"><text:span text:style-name="T4"/></text:p>
      <text:p text:style-name="P12"><text:span text:style-name="T4">Quel but pour ce projet ?</text:span></text:p>
      <text:p text:style-name="P7"/>
      <text:p text:style-name="P14"><text:tab/><text:span text:style-name="T2">L'idée est de produire une application employant les méthodes ELECTRE et qui fournit une aide à la décision dans le cadre de choix entre pluieurs options aux critères communs et multiples. Nous la décrirons un peu plus loin dans ce document.</text:span></text:p>
      <text:p text:style-name="P14"><text:span text:style-name="T2"><text:tab/>Bien entendu, ce projet a aussi pour but de nous apprendre à travailler en équipe, à produire quelque chose de concret et de fixer les bases du travail dans une organisation, et nous espérons tous réaliser dans grands progrès et apprendre autant que possible dans ces domaines.</text:span></text:p>
      <text:p text:style-name="P7"/>
      <text:p text:style-name="P7"/>
      <text:p text:style-name="P7"/>
      <text:p text:style-name="P11">1</text:p>
      <text:p text:style-name="P7"><text:soft-page-break/></text:p>
      <text:p text:style-name="P7"><text:span text:style-name="T3">Les méthodes ELECTRE</text:span></text:p>
      <text:p text:style-name="P7"/>
      <text:p text:style-name="P12"><text:span text:style-name="T4">Une brève histoire</text:span></text:p>
      <text:p text:style-name="P8"><text:span text:style-name="T4"/></text:p>
      <text:p text:style-name="P14"><text:span text:style-name="T4"><text:tab/></text:span><text:span text:style-name="T6">Le créateur, l'idée, les dates</text:span></text:p>
      <text:p text:style-name="P14"><text:span text:style-name="T6"><text:tab/>Différentes versions (juste les noms)</text:span></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3"><text:span text:style-name="T4">Avantages / Inconvénients</text:span></text:p>
      <text:p text:style-name="P8"><text:span text:style-name="T4"/></text:p>
      <text:p text:style-name="P14"><text:span text:style-name="T4"><text:tab/></text:span><text:span text:style-name="T6">Points forts de ces méthodes et des MADM en général</text:span></text:p>
      <text:p text:style-name="P14"><text:span text:style-name="T6"><text:tab/>Les failles</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12"><text:span text:style-name="T4">Autres méthodes</text:span></text:p>
      <text:p text:style-name="P7"/>
      <text:p text:style-name="P14"><text:tab/><text:span text:style-name="T2">Liste des autres méthodes et de leurs principales différences (rapport de force)</text:span></text:p>
      <text:p text:style-name="P14"><text:span text:style-name="T2"><text:tab/>Paragraphe 2</text:span></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
      <text:p text:style-name="P7"/>
      <text:p text:style-name="P7"/>
      <text:p text:style-name="P11">2</text:p>
      <text:p text:style-name="P7"><text:soft-page-break/></text:p>
      <text:p text:style-name="P7"><text:span text:style-name="T3">Exemple d'utilisation</text:span></text:p>
      <text:p text:style-name="P7"/>
      <text:p text:style-name="P12"><text:span text:style-name="T4">Différentes méthodes</text:span></text:p>
      <text:p text:style-name="P8"><text:span text:style-name="T4"/></text:p>
      <text:p text:style-name="P14"><text:span text:style-name="T4"><text:tab/></text:span><text:span text:style-name="T6">Nous sommes six étudiants de DUT informatique, en 2e année à l'IUT de Lannion. Dans le cadre de notre formation, nous avons à réaliser un projet, qui consiste à développer une application pouvant varier selon le sujet proposé.</text:span></text:p>
      <text:p text:style-name="P14"><text:span text:style-name="T6"><text:tab/>Bien entendu, il ne s'agit pas simplement de coder ; tous les aspects et acteurs de la création d'une telle application sont représentés. Ainsi, plutôt que de se limiter à appliquer simplement les consignes toutes faites et en tirer une application générique, nous sommes amenés à gérer notre projet et notre temps, à réfléchir à notre travail, nous poser des questions, débattre, et enfin, éxécuter les résultats de tout ceci.</text:span></text:p>
      <text:p text:style-name="P15"><text:span text:style-name="T5"/></text:p>
      <text:p text:style-name="P15"><text:span text:style-name="T5"/></text:p>
      <text:p text:style-name="P13"><text:span text:style-name="T4">Principes de fonctionnement</text:span></text:p>
      <text:p text:style-name="P8"><text:span text:style-name="T4"/></text:p>
      <text:p text:style-name="P14"><text:span text:style-name="T4"><text:tab/></text:span><text:span text:style-name="T6">Deux choix s'offraient à nous : sélectionner un sujet parmi ceux proposés, ou créer et tenter de faire valider notre sujet. Etant un peu à court d'idées "intéressantes et utiles", nous avons étudié les sujets mis à notre disposition, et notre intérêt s'est porté sur celui concernant l'aide à la décision multicritère.</text:span></text:p>
      <text:p text:style-name="P14"><text:span text:style-name="T6"><text:tab/>Si nous avons opté pour ce sujet, c'est principalement pour deux raisons : premièrement, le fait que celui-ci concerne les méthodes d'aide à la décision ; il nous a paru intéressant d'en apprendre un peu plus sur celles-ci. Ces méthodes peuvent s'avérer utiles partout et dans de nombreuses situations du quotidien. Deuxièmement, le fait que l'application elle-même ne concerne pas l'informatique pure et dure : le travail de recherche à effectuer, les formules mathématiques et algorithmes de comparaison mis en oeuvre en employant ces méthodes... C'est un peu ce qui nous a séduit.</text:span></text:p>
      <text:p text:style-name="P8"><text:span text:style-name="T4"/></text:p>
      <text:p text:style-name="P8"><text:span text:style-name="T4"/></text:p>
      <text:p text:style-name="P12"><text:span text:style-name="T4">Quel but pour ce projet ?</text:span></text:p>
      <text:p text:style-name="P7"/>
      <text:p text:style-name="P14"><text:tab/><text:span text:style-name="T2">L'idée est de produire une application employant les méthodes ELECTRE et qui fournit une aide à la décision dans le cadre de choix entre pluieurs options aux critères communs et multiples. Nous la décrirons un peu plus loin dans ce document.</text:span></text:p>
      <text:p text:style-name="P14"><text:span text:style-name="T2"><text:tab/>Bien entendu, ce projet a aussi pour but de nous apprendre à travailler en équipe, à produire quelque chose de concret et de fixer les bases du travail dans une organisation, et nous espérons tous réaliser dans grands progrès et apprendre autant que possible dans ces domaines.</text:span></text:p>
      <text:p text:style-name="P7"/>
      <text:p text:style-name="P7"/>
      <text:p text:style-name="P7"/>
      <text:p text:style-name="P11">3</text:p>
      <text:p text:style-name="P7"><text:soft-page-break/></text:p>
      <text:p text:style-name="P7"><text:span text:style-name="T3">Notre application</text:span></text:p>
      <text:p text:style-name="P7"/>
      <text:p text:style-name="P12"><text:span text:style-name="T4">Objectifs</text:span></text:p>
      <text:p text:style-name="P8"><text:span text:style-name="T4"/></text:p>
      <text:p text:style-name="P14"><text:span text:style-name="T4"><text:tab/></text:span><text:span text:style-name="T6">Nous sommes six étudiants de DUT informatique, en 2e année à l'IUT de Lannion. Dans le cadre de notre formation, nous avons à réaliser un projet, qui consiste à développer une application pouvant varier selon le sujet proposé.</text:span></text:p>
      <text:p text:style-name="P14"><text:span text:style-name="T6"><text:tab/>Bien entendu, il ne s'agit pas simplement de coder ; tous les aspects et acteurs de la création d'une telle application sont représentés. Ainsi, plutôt que de se limiter à appliquer simplement les consignes toutes faites et en tirer une application générique, nous sommes amenés à gérer notre projet et notre temps, à réfléchir à notre travail, nous poser des questions, débattre, et enfin, éxécuter les résultats de tout ceci.</text:span></text:p>
      <text:p text:style-name="P15"><text:span text:style-name="T5"/></text:p>
      <text:p text:style-name="P15"><text:span text:style-name="T5"/></text:p>
      <text:p text:style-name="P13"><text:span text:style-name="T4">Outils utilisés</text:span></text:p>
      <text:p text:style-name="P8"><text:span text:style-name="T4"/></text:p>
      <text:p text:style-name="P14"><text:span text:style-name="T4"><text:tab/></text:span><text:span text:style-name="T6">Deux choix s'offraient à nous : sélectionner un sujet parmi ceux proposés, ou créer et tenter de faire valider notre sujet. Etant un peu à court d'idées "intéressantes et utiles", nous avons étudié les sujets mis à notre disposition, et notre intérêt s'est porté sur celui concernant l'aide à la décision multicritère.</text:span></text:p>
      <text:p text:style-name="P14"><text:span text:style-name="T6"><text:tab/>Si nous avons opté pour ce sujet, c'est principalement pour deux raisons : premièrement, le fait que celui-ci concerne les méthodes d'aide à la décision ; il nous a paru intéressant d'en apprendre un peu plus sur celles-ci. Ces méthodes peuvent s'avérer utiles partout et dans de nombreuses situations du quotidien. Deuxièmement, le fait que l'application elle-même ne concerne pas l'informatique pure et dure : le travail de recherche à effectuer, les formules mathématiques et algorithmes de comparaison mis en oeuvre en employant ces méthodes... C'est un peu ce qui nous a séduit.</text:span></text:p>
      <text:p text:style-name="P8"><text:span text:style-name="T4"/></text:p>
      <text:p text:style-name="P8"><text:span text:style-name="T4"/></text:p>
      <text:p text:style-name="P12"><text:span text:style-name="T4">Quel but pour ce projet ?</text:span></text:p>
      <text:p text:style-name="P7"/>
      <text:p text:style-name="P14"><text:tab/><text:span text:style-name="T2">L'idée est de produire une application employant les méthodes ELECTRE et qui fournit une aide à la décision dans le cadre de choix entre pluieurs options aux critères communs et multiples. Nous la décrirons un peu plus loin dans ce document.</text:span></text:p>
      <text:p text:style-name="P14"><text:span text:style-name="T2"><text:tab/>Bien entendu, ce projet a aussi pour but de nous apprendre à travailler en équipe, à produire quelque chose de concret et de fixer les bases du travail dans une organisation, et nous espérons tous réaliser dans grands progrès et apprendre autant que possible dans ces domaines.</text:span></text:p>
      <text:p text:style-name="P7"/>
      <text:p text:style-name="P7"/>
      <text:p text:style-name="P7"/>
      <text:p text:style-name="P11">4</text:p>
      <text:p text:style-name="P7"><text:soft-page-break/></text:p>
      <text:p text:style-name="P7"><text:span text:style-name="T3">Problèmes à envisager</text:span></text:p>
      <text:p text:style-name="P7"/>
      <text:p text:style-name="P12"><text:span text:style-name="T4">La persistence des données</text:span></text:p>
      <text:p text:style-name="P8"><text:span text:style-name="T4"/></text:p>
      <text:p text:style-name="P14"><text:span text:style-name="T4"><text:tab/></text:span><text:span text:style-name="T6">Nous sommes six étudiants de DUT informatique, en 2e année à l'IUT de Lannion. Dans le cadre de notre formation, nous avons à réaliser un projet, qui consiste à développer une application pouvant varier selon le sujet proposé.</text:span></text:p>
      <text:p text:style-name="P14"><text:span text:style-name="T6"><text:tab/>Bien entendu, il ne s'agit pas simplement de coder ; tous les aspects et acteurs de la création d'une telle application sont représentés. Ainsi, plutôt que de se limiter à appliquer simplement les consignes toutes faites et en tirer une application générique, nous sommes amenés à gérer notre projet et notre temps, à réfléchir à notre travail, nous poser des questions, débattre, et enfin, éxécuter les résultats de tout ceci.</text:span></text:p>
      <text:p text:style-name="P15"><text:span text:style-name="T5"/></text:p>
      <text:p text:style-name="P15"><text:span text:style-name="T5"/></text:p>
      <text:p text:style-name="P13"><text:span text:style-name="T4">Créer des tableaux dynamiques ?</text:span></text:p>
      <text:p text:style-name="P8"><text:span text:style-name="T4"/></text:p>
      <text:p text:style-name="P14"><text:span text:style-name="T4"><text:tab/></text:span><text:span text:style-name="T6">Deux choix s'offraient à nous : sélectionner un sujet parmi ceux proposés, ou créer et tenter de faire valider notre sujet. Etant un peu à court d'idées "intéressantes et utiles", nous avons étudié les sujets mis à notre disposition, et notre intérêt s'est porté sur celui concernant l'aide à la décision multicritère.</text:span></text:p>
      <text:p text:style-name="P14"><text:span text:style-name="T6"><text:tab/>Si nous avons opté pour ce sujet, c'est principalement pour deux raisons : premièrement, le fait que celui-ci concerne les méthodes d'aide à la décision ; il nous a paru intéressant d'en apprendre un peu plus sur celles-ci. Ces méthodes peuvent s'avérer utiles partout et dans de nombreuses situations du quotidien. Deuxièmement, le fait que l'application elle-même ne concerne pas l'informatique pure et dure : le travail de recherche à effectuer, les formules mathématiques et algorithmes de comparaison mis en oeuvre en employant ces méthodes... C'est un peu ce qui nous a sédui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5</text:p>
      <text:p text:style-name="P7"><text:soft-page-break/></text:p>
      <text:p text:style-name="P7"><text:span text:style-name="T3">Solutions proposées</text:span></text:p>
      <text:p text:style-name="P7"/>
      <text:p text:style-name="P12"><text:span text:style-name="T4">Plusieurs idées</text:span></text:p>
      <text:p text:style-name="P8"><text:span text:style-name="T4"/></text:p>
      <text:p text:style-name="P14"><text:span text:style-name="T4"><text:tab/></text:span><text:span text:style-name="T6">Recoder </text:span><text:span text:style-name="T5">from scratch</text:span><text:span text:style-name="T6"> par nous même</text:span></text:p>
      <text:p text:style-name="P14"><text:span text:style-name="T6"><text:tab/>Utiliser des solutions déjà prêtes</text:span></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3"><text:span text:style-name="T4">Recodes from scratch</text:span></text:p>
      <text:p text:style-name="P8"><text:span text:style-name="T4"/></text:p>
      <text:p text:style-name="P14"><text:span text:style-name="T4"><text:tab/></text:span><text:span text:style-name="T6">Idée de base</text:span></text:p>
      <text:p text:style-name="P14"><text:span text:style-name="T6"><text:tab/>Avantages et inconvénients (souplesse, maitrise, temps)</text:span></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12"><text:span text:style-name="T4">Les solutions pré-faites</text:span></text:p>
      <text:p text:style-name="P7"/>
      <text:p text:style-name="P14"><text:tab/><text:span text:style-name="T2">Idée de base, liste de quelques solutions</text:span></text:p>
      <text:p text:style-name="P14"><text:span text:style-name="T2"><text:tab/>Avantages et inconvénients (rapidité, [non] simplicité d'implémentation, complexité)</text:span></text:p>
      <text:p text:style-name="P7"/>
      <text:p text:style-name="P7"/>
      <text:p text:style-name="P7"/>
      <text:p text:style-name="P7"/>
      <text:p text:style-name="P7"/>
      <text:p text:style-name="P7"/>
      <text:p text:style-name="P7"/>
      <text:p text:style-name="P7"/>
      <text:p text:style-name="P7"/>
      <text:p text:style-name="P7"/>
      <text:p text:style-name="P7"/>
      <text:p text:style-name="P11">6</text:p>
      <text:p text:style-name="P7"><text:soft-page-break/></text:p>
      <text:p text:style-name="P7"><text:span text:style-name="T3">Algorithmes et code</text:span></text:p>
      <text:p text:style-name="P7"/>
      <text:p text:style-name="P12"><text:span text:style-name="T4">Aucune idée</text:span></text:p>
      <text:p text:style-name="P8"><text:span text:style-name="T4"/></text:p>
      <text:p text:style-name="P14"><text:span text:style-name="T4"><text:tab/></text:span><text:span text:style-name="T6">Qu'est-ce qu'on pourrait bien dire ?</text:span></text:p>
      <text:p text:style-name="P14"><text:span text:style-name="T6"><text:tab/>Faut trouver un truc à raconter.</text:span></text:p>
      <text:p text:style-name="P15"><text:span text:style-name="T5"/></text:p>
      <text:p text:style-name="P15"><text:span text:style-name="T5"/></text:p>
      <text:p text:style-name="P15"><text:span text:style-name="T5"/></text:p>
      <text:p text:style-name="P15"><text:span text:style-name="T5"/></text:p>
      <text:p text:style-name="P13"><text:span text:style-name="T4">Là non plus</text:span></text:p>
      <text:p text:style-name="P8"><text:span text:style-name="T4"/></text:p>
      <text:p text:style-name="P14"><text:span text:style-name="T4"><text:tab/></text:span><text:span text:style-name="T6">Bon sang...</text:span></text:p>
      <text:p text:style-name="P14"><text:span text:style-name="T6"><text:tab/>Je sens que ça va être affreusment vide.</text:span></text:p>
      <text:p text:style-name="P8"><text:span text:style-name="T4"/></text:p>
      <text:p text:style-name="P8"><text:span text:style-name="T4"/></text:p>
      <text:p text:style-name="P8"><text:span text:style-name="T4"/></text:p>
      <text:p text:style-name="P8"><text:span text:style-name="T4"/></text:p>
      <text:p text:style-name="P12"><text:span text:style-name="T4">Et là j'en parle même pas</text:span></text:p>
      <text:p text:style-name="P7"/>
      <text:p text:style-name="P14"><text:tab/><text:span text:style-name="T2">Je tombe même à court d'idées de trucs à la con à dire.</text:span></text:p>
      <text:p text:style-name="P14"><text:span text:style-name="T2"><text:tab/>C'est dire si c'est vide comme parti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7</text:p>
      <text:p text:style-name="P7"><text:soft-page-break/></text:p>
      <text:p text:style-name="P7"><text:span text:style-name="T3">Travail à venir</text:span></text:p>
      <text:p text:style-name="P7"/>
      <text:p text:style-name="P12"><text:span text:style-name="T4">Gestion du projet</text:span></text:p>
      <text:p text:style-name="P8"><text:span text:style-name="T4"/></text:p>
      <text:p text:style-name="P14"><text:span text:style-name="T4"><text:tab/></text:span><text:span text:style-name="T6">Nous sommes six étudiants de DUT informatique, en 2e année à l'IUT de Lannion. Dans le cadre de notre formation, nous avons à réaliser un projet, qui consiste à développer une application pouvant varier selon le sujet proposé.</text:span></text:p>
      <text:p text:style-name="P14"><text:span text:style-name="T6"><text:tab/>Bien entendu, il ne s'agit pas simplement de coder ; tous les aspects et acteurs de la création d'une telle application sont représentés. Ainsi, plutôt que de se limiter à appliquer simplement les consignes toutes faites et en tirer une application générique, nous sommes amenés à gérer notre projet et notre temps, à réfléchir à notre travail, nous poser des questions, débattre, et enfin, éxécuter les résultats de tout ceci.</text:span></text:p>
      <text:p text:style-name="P15"><text:span text:style-name="T5"/></text:p>
      <text:p text:style-name="P15"><text:span text:style-name="T5"/></text:p>
      <text:p text:style-name="P13"><text:span text:style-name="T4">L'application, le code et les fonctionnalités</text:span></text:p>
      <text:p text:style-name="P8"><text:span text:style-name="T4"/></text:p>
      <text:p text:style-name="P14"><text:span text:style-name="T4"><text:tab/></text:span><text:span text:style-name="T6">Deux choix s'offraient à nous : sélectionner un sujet parmi ceux proposés, ou créer et tenter de faire valider notre sujet. Etant un peu à court d'idées "intéressantes et utiles", nous avons étudié les sujets mis à notre disposition, et notre intérêt s'est porté sur celui concernant l'aide à la décision multicritère.</text:span></text:p>
      <text:p text:style-name="P14"><text:span text:style-name="T6"><text:tab/>Si nous avons opté pour ce sujet, c'est principalement pour deux raisons : premièrement, le fait que celui-ci concerne les méthodes d'aide à la décision ; il nous a paru intéressant d'en apprendre un peu plus sur celles-ci. Ces méthodes peuvent s'avérer utiles partout et dans de nombreuses situations du quotidien. Deuxièmement, le fait que l'application elle-même ne concerne pas l'informatique pure et dure : le travail de recherche à effectuer, les formules mathématiques et algorithmes de comparaison mis en oeuvre en employant ces méthodes... C'est un peu ce qui nous a séduit.</text:span></text:p>
      <text:p text:style-name="P8"><text:span text:style-name="T4"/></text:p>
      <text:p text:style-name="P8"><text:span text:style-name="T4"/></text:p>
      <text:p text:style-name="P12"><text:span text:style-name="T4">Quel but pour ce projet ?</text:span></text:p>
      <text:p text:style-name="P7"/>
      <text:p text:style-name="P14"><text:tab/><text:span text:style-name="T2">L'idée est de produire une application employant les méthodes ELECTRE et qui fournit une aide à la décision dans le cadre de choix entre pluieurs options aux critères communs et multiples. Nous la décrirons un peu plus loin dans ce document.</text:span></text:p>
      <text:p text:style-name="P14"><text:span text:style-name="T2"><text:tab/>Bien entendu, ce projet a aussi pour but de nous apprendre à travailler en équipe, à produire quelque chose de concret et de fixer les bases du travail dans une organisation, et nous espérons tous réaliser dans grands progrès et apprendre autant que possible dans ces domaines.</text:span></text:p>
      <text:p text:style-name="P7"/>
      <text:p text:style-name="P7"/>
      <text:p text:style-name="P7"/>
      <text:p text:style-name="P11">8</text:p>
      <text:p text:style-name="P7"><text:soft-page-break/></text:p>
      <text:p text:style-name="P7"><text:line-break/><text:span text:style-name="T2"><text:line-break/>Cette application va nous permettre d'aborder à nouveaux les langages web, à savoir HTML/CSS, mais également PHP et JQuery.<text:line-break/><text:line-break/>Le produit final issu de ce projet est donc utile puisque comme je viens de le dire, le but de cette application est de pouvoir servir n'importe qui, dans le cas où il est confronté à un choix. <text:line-break/><text:line-break/>_________<text:line-break/><text:line-break/><text:line-break/>Moteur de calcul -&gt; Tristan s'en charge<text:line-break/><text:line-break/>A terme, ce que nous voulons c'est que l'interface graphique (réalisée simplement, en HTML/CSS, et un peu de JavaScript) permette à l'utilisateur de saisir les données et les critères dont il a besoin pour faire son choix.<text:line-break/>L'application permettra également de tout importer depuis un fichier CSV préalablemment complété.</text:span></text:p>
      <text:p text:style-name="P7"><text:span text:style-name="T2"/></text:p>
      <text:p text:style-name="P7"><text:span text:style-name="T2"/></text:p>
      <text:p text:style-name="P7"><text:span text:style-name="T2"/></text:p>
      <text:p text:style-name="P7"><text:span text:style-name="T2"/></text:p>
      <text:p text:style-name="P7"><text:span text:style-name="T2">Pour résoudre un de nos problèmes, celui de représenter notre logiciel à l'aide de tableau dynamique, nous pouvons utiliser JavaScript et plus précisément la fonction JQuery. Celle-ci nous offre beaucoup de possibiltés et nous facilite l'implémentation des différentes fonctions. C'est sans doute plus long que si nous utilisions *les différents aides qu'a trouvé Quentin*, puisqu'il nous faudra apprendre comment utiliser JQuery, mais nous comprendrons bien mieux ce qui se passe au niveau du co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Logiciel d'aide à la décision multicritère<text:tab/><text:tab/>Étape 1 – Appropriation du sujet</text:p>
      </style:header>
      <style:footer>
        <text:p text:style-name="MP2">IUT de Lannion<text:tab/><text:tab/>Année universitaire 2015 - 2016</text:p>
      </style:footer>
      <style:footer-left>
        <text:p text:style-name="MP2">IUT de Lannion<text:tab/><text:tab/>Année universitaire 2015 - 2016</text:p>
      </style:footer-left>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6M22S</meta:editing-duration>
    <meta:editing-cycles>8</meta:editing-cycles>
    <meta:generator>OpenOffice.org/3.4$Win32 OpenOffice.org_project/340m1$Build-9590</meta:generator>
    <dc:date>2015-12-14T01:13:30.54</dc:date>
    <meta:document-statistic meta:table-count="0" meta:image-count="0" meta:object-count="0" meta:page-count="11" meta:paragraph-count="114" meta:word-count="2177" meta:character-count="13825"/>
    <meta:user-defined meta:name="Info 1"/>
    <meta:user-defined meta:name="Info 2"/>
    <meta:user-defined meta:name="Info 3"/>
    <meta:user-defined meta:name="Info 4"/>
  </office:meta>
</office:document-meta>
</file>